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0000001902E02DC79ED677545.png" manifest:media-type="image/png"/>
  <manifest:file-entry manifest:full-path="Pictures/10000001000002000000020073482DAB9A3A79A2.png" manifest:media-type="image/png"/>
  <manifest:file-entry manifest:full-path="Pictures/1000028E000034EB000034EB37685E6DF1490F7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adornments="Gras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Italique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3.007cm" style:rel-column-width="11317*"/>
    </style:style>
    <style:style style:name="Tableau7.B" style:family="table-column">
      <style:table-column-properties style:column-width="3.103cm" style:rel-column-width="11675*"/>
    </style:style>
    <style:style style:name="Tableau7.C" style:family="table-column">
      <style:table-column-properties style:column-width="8.565cm" style:rel-column-width="32233*"/>
    </style:style>
    <style:style style:name="Tableau7.D" style:family="table-column">
      <style:table-column-properties style:column-width="2.739cm" style:rel-column-width="10310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text-properties officeooo:paragraph-rsid="00242b3f"/>
    </style:style>
    <style:style style:name="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7" style:family="paragraph" style:parent-style-name="Balise">
      <style:text-properties style:use-window-font-color="true" loext:opacity="0%"/>
    </style:style>
    <style:style style:name="P18" style:family="paragraph" style:parent-style-name="Text_20_body">
      <style:text-properties style:use-window-font-color="true" loext:opacity="0%" officeooo:rsid="00537aec" officeooo:paragraph-rsid="00537aec"/>
    </style:style>
    <style:style style:name="P19" style:family="paragraph" style:parent-style-name="Text_20_body">
      <style:text-properties style:use-window-font-color="true" loext:opacity="0%" officeooo:rsid="0058532b" officeooo:paragraph-rsid="0058532b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text-properties style:font-name="DejaVu Sans2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au_20_entête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2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Text_20_body">
      <style:paragraph-properties fo:padding="0.049cm" fo:border="0.06pt solid #000000" style:shadow="none"/>
      <style:text-properties fo:font-weight="bold" officeooo:rsid="004ef855" officeooo:paragraph-rsid="004ef855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Code">
      <style:text-properties style:font-name="DejaVu Sans1" fo:font-size="10pt" style:font-size-asian="10pt" style:font-size-complex="10pt"/>
    </style:style>
    <style:style style:name="P35" style:family="paragraph" style:parent-style-name="Text_20_body">
      <style:text-properties fo:language="fr" fo:country="FR"/>
    </style:style>
    <style:style style:name="P36" style:family="paragraph" style:parent-style-name="Text_20_body">
      <style:text-properties fo:color="#000000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37" style:family="paragraph" style:parent-style-name="Text_20_body">
      <style:text-properties fo:color="#000000" loext:opacity="100%" style:font-name="Open Sans" officeooo:rsid="004fda50" officeooo:paragraph-rsid="004fda50"/>
    </style:style>
    <style:style style:name="P38" style:family="paragraph" style:parent-style-name="Text_20_body">
      <style:text-properties fo:color="#000000" loext:opacity="100%" style:font-name="Open Sans" fo:font-size="11pt" officeooo:rsid="0054a3e2" officeooo:paragraph-rsid="0055296e" style:font-size-asian="11pt" style:font-size-complex="11pt"/>
    </style:style>
    <style:style style:name="P39" style:family="paragraph" style:parent-style-name="Text_20_body">
      <style:text-properties officeooo:paragraph-rsid="0032d14d"/>
    </style:style>
    <style:style style:name="P40" style:family="paragraph" style:parent-style-name="Text_20_body">
      <style:text-properties officeooo:rsid="0032e14d" officeooo:paragraph-rsid="0032e14d"/>
    </style:style>
    <style:style style:name="P41" style:family="paragraph" style:parent-style-name="Text_20_body">
      <style:text-properties officeooo:rsid="003466f6" officeooo:paragraph-rsid="003466f6"/>
    </style:style>
    <style:style style:name="P42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text-align="justify" style:justify-single-word="false"/>
      <style:text-properties fo:color="#c9211e" loext:opacity="100%" officeooo:paragraph-rsid="0032d14d"/>
    </style:style>
    <style:style style:name="P47" style:family="paragraph" style:parent-style-name="Text_20_body">
      <style:text-properties fo:color="#c9211e" loext:opacity="100%" officeooo:paragraph-rsid="0043723c"/>
    </style:style>
    <style:style style:name="P48" style:family="paragraph" style:parent-style-name="Text_20_body">
      <style:paragraph-properties fo:padding="0.049cm" fo:border="0.06pt solid #000000" style:shadow="none"/>
      <style:text-properties fo:color="#c9211e" loext:opacity="100%" fo:font-weight="bold" officeooo:paragraph-rsid="0032d14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4cad3a" officeooo:paragraph-rsid="004cad3a"/>
    </style:style>
    <style:style style:name="P50" style:family="paragraph" style:parent-style-name="Table_20_Contents">
      <style:paragraph-properties fo:text-align="center" style:justify-single-word="false"/>
      <style:text-properties officeooo:rsid="004ced97" officeooo:paragraph-rsid="004ced97"/>
    </style:style>
    <style:style style:name="P51" style:family="paragraph" style:parent-style-name="Table_20_Contents">
      <style:paragraph-properties fo:text-align="justify" style:justify-single-word="false"/>
      <style:text-properties officeooo:rsid="004ced97" officeooo:paragraph-rsid="004ced97"/>
    </style:style>
    <style:style style:name="P52" style:family="paragraph" style:parent-style-name="Table_20_Contents">
      <style:paragraph-properties fo:text-align="center" style:justify-single-word="false"/>
      <style:text-properties officeooo:rsid="0056b775" officeooo:paragraph-rsid="0056b775"/>
    </style:style>
    <style:style style:name="P53" style:family="paragraph" style:parent-style-name="Text_20_body">
      <style:text-properties style:font-name="Open Sans" fo:font-size="11pt" officeooo:rsid="0055296e" officeooo:paragraph-rsid="0055296e" style:font-size-asian="11pt" style:font-size-complex="11pt"/>
    </style:style>
    <style:style style:name="P54" style:family="paragraph" style:parent-style-name="Text_20_body">
      <style:text-properties style:font-name="Open Sans" fo:font-size="11pt" officeooo:paragraph-rsid="0055296e" style:font-size-asian="11pt" style:font-size-complex="11pt"/>
    </style:style>
    <style:style style:name="P55" style:family="paragraph" style:parent-style-name="Text_20_body">
      <style:text-properties officeooo:rsid="0055296e" officeooo:paragraph-rsid="0055296e"/>
    </style:style>
    <style:style style:name="P56" style:family="paragraph" style:parent-style-name="Text_20_body">
      <style:text-properties officeooo:rsid="0055296e" officeooo:paragraph-rsid="005a1503"/>
    </style:style>
    <style:style style:name="P57" style:family="paragraph" style:parent-style-name="Text_20_body">
      <style:text-properties officeooo:rsid="003b8f9a" officeooo:paragraph-rsid="003b8f9a"/>
    </style:style>
    <style:style style:name="P58" style:family="paragraph" style:parent-style-name="Text_20_body">
      <style:text-properties fo:font-variant="normal" fo:text-transform="none" fo:color="#000000" loext:opacity="100%" style:font-name="Open Sans" fo:font-size="10.5pt" fo:letter-spacing="normal" fo:font-style="normal" fo:font-weight="normal" officeooo:rsid="0050698e" officeooo:paragraph-rsid="0050698e"/>
    </style:style>
    <style:style style:name="P59" style:family="paragraph" style:parent-style-name="Text_20_body">
      <style:text-properties fo:font-variant="normal" fo:text-transform="none" style:font-name="Open Sans" fo:font-size="11pt" fo:letter-spacing="normal" fo:font-style="normal" fo:font-weight="normal" officeooo:rsid="0054a3e2" officeooo:paragraph-rsid="0054a3e2" style:font-size-asian="11pt" style:font-size-complex="11pt"/>
    </style:style>
    <style:style style:name="P6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3" style:family="paragraph" style:parent-style-name="Heading_20_1">
      <style:paragraph-properties fo:break-before="page"/>
      <style:text-properties fo:color="#ffffff" loext:opacity="100%"/>
    </style:style>
    <style:style style:name="P64" style:family="paragraph" style:parent-style-name="Heading_20_1">
      <style:text-properties officeooo:rsid="003b1bfb" officeooo:paragraph-rsid="003b1bfb"/>
    </style:style>
    <style:style style:name="P65" style:family="paragraph" style:parent-style-name="Heading_20_1">
      <style:text-properties officeooo:rsid="0040009e" officeooo:paragraph-rsid="0040009e"/>
    </style:style>
    <style:style style:name="P66" style:family="paragraph" style:parent-style-name="Heading_20_1">
      <style:text-properties officeooo:paragraph-rsid="00617fe6"/>
    </style:style>
    <style:style style:name="P67" style:family="paragraph" style:parent-style-name="Heading_20_2">
      <style:text-properties officeooo:paragraph-rsid="003b8f9a"/>
    </style:style>
    <style:style style:name="P68" style:family="paragraph" style:parent-style-name="Heading_20_3">
      <style:text-properties officeooo:paragraph-rsid="004fda50"/>
    </style:style>
    <style:style style:name="P69" style:family="paragraph" style:parent-style-name="Text_20_body" style:list-style-name="L1">
      <style:paragraph-properties fo:text-align="justify" style:justify-single-word="false"/>
      <style:text-properties officeooo:paragraph-rsid="005defce"/>
    </style:style>
    <style:style style:name="P70" style:family="paragraph" style:parent-style-name="Text_20_body" style:list-style-name="L1">
      <style:paragraph-properties fo:text-align="justify" style:justify-single-word="false"/>
      <style:text-properties officeooo:rsid="004cad3a" officeooo:paragraph-rsid="005defce"/>
    </style:style>
    <style:style style:name="P71" style:family="paragraph" style:parent-style-name="Text_20_body" style:list-style-name="L2">
      <style:text-properties officeooo:paragraph-rsid="004ef855"/>
    </style:style>
    <style:style style:name="P72" style:family="paragraph" style:parent-style-name="Text_20_body" style:list-style-name="L2">
      <style:text-properties officeooo:rsid="0055296e" officeooo:paragraph-rsid="0055296e"/>
    </style:style>
    <style:style style:name="P73" style:family="paragraph" style:parent-style-name="Text_20_body" style:list-style-name="L3">
      <style:text-properties officeooo:paragraph-rsid="002f7ecb"/>
    </style:style>
    <style:style style:name="P74" style:family="paragraph" style:parent-style-name="Text_20_body" style:list-style-name="L3">
      <style:text-properties officeooo:rsid="004ef855" officeooo:paragraph-rsid="004fda50"/>
    </style:style>
    <style:style style:name="P75" style:family="paragraph" style:parent-style-name="Text_20_body" style:list-style-name="L3">
      <style:text-properties fo:color="#c9211e" loext:opacity="100%" officeooo:rsid="0056b775" officeooo:paragraph-rsid="0056b775"/>
    </style:style>
    <style:style style:name="P76" style:family="paragraph" style:parent-style-name="Text_20_body">
      <style:text-properties fo:color="#c9211e" loext:opacity="100%" style:font-name="Monospace" fo:font-size="11pt" officeooo:rsid="004fda50" officeooo:paragraph-rsid="004fda50" style:font-name-asian="Monospace" style:font-size-asian="11pt" style:font-name-complex="Monospace" style:font-size-complex="11pt"/>
    </style:style>
    <style:style style:name="P77" style:family="paragraph" style:parent-style-name="Text_20_body" style:list-style-name="L6">
      <style:text-properties fo:color="#c9211e" loext:opacity="100%" style:font-name="Monospace" fo:font-size="11pt" officeooo:rsid="0073266e" officeooo:paragraph-rsid="00632154" style:font-name-asian="Monospace" style:font-size-asian="11pt" style:font-name-complex="Monospace" style:font-size-complex="11pt"/>
    </style:style>
    <style:style style:name="P78" style:family="paragraph" style:parent-style-name="Text_20_body" style:list-style-name="L4"/>
    <style:style style:name="P79" style:family="paragraph" style:parent-style-name="Text_20_body" style:list-style-name="L4">
      <style:text-properties officeooo:rsid="004ed1f8" officeooo:paragraph-rsid="004ed1f8"/>
    </style:style>
    <style:style style:name="P80" style:family="paragraph" style:parent-style-name="Text_20_body" style:list-style-name="L5"/>
    <style:style style:name="P81" style:family="paragraph" style:parent-style-name="Text_20_body">
      <style:text-properties officeooo:rsid="00617fe6" officeooo:paragraph-rsid="00617fe6"/>
    </style:style>
    <style:style style:name="P82" style:family="paragraph" style:parent-style-name="Text_20_body">
      <style:text-properties officeooo:paragraph-rsid="00537aec"/>
    </style:style>
    <style:style style:name="P83" style:family="paragraph" style:parent-style-name="Text_20_body">
      <style:text-properties style:use-window-font-color="true" loext:opacity="0%" officeooo:rsid="00537aec" officeooo:paragraph-rsid="00537aec"/>
    </style:style>
    <style:style style:name="P84" style:family="paragraph" style:parent-style-name="Text_20_body">
      <style:text-properties style:use-window-font-color="true" loext:opacity="0%" officeooo:rsid="00617fe6" officeooo:paragraph-rsid="00617fe6"/>
    </style:style>
    <style:style style:name="P85" style:family="paragraph" style:parent-style-name="Text_20_body" style:list-style-name="L6">
      <style:text-properties officeooo:rsid="0073266e" officeooo:paragraph-rsid="00632154"/>
    </style:style>
    <style:style style:name="P86" style:family="paragraph" style:parent-style-name="Text_20_body">
      <style:text-properties officeooo:rsid="0073266e" officeooo:paragraph-rsid="00632154"/>
    </style:style>
    <style:style style:name="P87" style:family="paragraph" style:parent-style-name="Text_20_body" style:list-style-name="L6">
      <style:text-properties fo:color="#000000" loext:opacity="100%" style:font-name="Monospace" fo:font-size="11pt" officeooo:rsid="00632154" officeooo:paragraph-rsid="00632154" style:font-name-asian="Monospace" style:font-size-asian="11pt" style:font-name-complex="Monospace" style:font-size-complex="11pt"/>
    </style:style>
    <style:style style:name="T1" style:family="text">
      <style:text-properties officeooo:rsid="001b7e3f"/>
    </style:style>
    <style:style style:name="T2" style:family="text">
      <style:text-properties fo:color="#555555" loext:opacity="100%"/>
    </style:style>
    <style:style style:name="T3" style:family="text">
      <style:text-properties fo:color="#96bf3c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3723c" style:font-weight-asian="bold" style:font-weight-complex="bold"/>
    </style:style>
    <style:style style:name="T6" style:family="text">
      <style:text-properties fo:font-weight="bold" officeooo:rsid="004ced97" style:font-weight-asian="bold" style:font-weight-complex="bold"/>
    </style:style>
    <style:style style:name="T7" style:family="text">
      <style:text-properties fo:font-weight="bold" officeooo:rsid="004ed1f8" style:font-weight-asian="bold" style:font-weight-complex="bold"/>
    </style:style>
    <style:style style:name="T8" style:family="text">
      <style:text-properties fo:font-weight="bold" officeooo:rsid="004ef855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officeooo:rsid="002e03b8"/>
    </style:style>
    <style:style style:name="T11" style:family="text">
      <style:text-properties officeooo:rsid="002f6506"/>
    </style:style>
    <style:style style:name="T12" style:family="text">
      <style:text-properties officeooo:rsid="003138d3"/>
    </style:style>
    <style:style style:name="T13" style:family="text">
      <style:text-properties officeooo:rsid="0032d14d"/>
    </style:style>
    <style:style style:name="T14" style:family="text">
      <style:text-properties officeooo:rsid="0032e14d"/>
    </style:style>
    <style:style style:name="T15" style:family="text">
      <style:text-properties officeooo:rsid="003453eb"/>
    </style:style>
    <style:style style:name="T16" style:family="text">
      <style:text-properties officeooo:rsid="003a729b"/>
    </style:style>
    <style:style style:name="T17" style:family="text">
      <style:text-properties officeooo:rsid="003b8f9a"/>
    </style:style>
    <style:style style:name="T18" style:family="text">
      <style:text-properties officeooo:rsid="0040ef49"/>
    </style:style>
    <style:style style:name="T19" style:family="text">
      <style:text-properties officeooo:rsid="0043723c"/>
    </style:style>
    <style:style style:name="T20" style:family="text">
      <style:text-properties officeooo:rsid="004cad3a"/>
    </style:style>
    <style:style style:name="T21" style:family="text">
      <style:text-properties officeooo:rsid="004ced97"/>
    </style:style>
    <style:style style:name="T22" style:family="text">
      <style:text-properties officeooo:rsid="004ed1f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4fda50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officeooo:rsid="0054a3e2"/>
    </style:style>
    <style:style style:name="T27" style:family="text">
      <style:text-properties fo:font-variant="normal" fo:text-transform="none" fo:letter-spacing="normal" fo:font-style="normal" fo:font-weight="normal" officeooo:rsid="005a1503"/>
    </style:style>
    <style:style style:name="T28" style:family="text">
      <style:text-properties fo:font-variant="normal" fo:text-transform="none" fo:font-size="10.5pt" fo:letter-spacing="normal" fo:font-style="normal" fo:font-weight="normal"/>
    </style:style>
    <style:style style:name="T29" style:family="text">
      <style:text-properties fo:font-variant="normal" fo:text-transform="none" fo:font-size="10.5pt" fo:letter-spacing="normal" fo:font-style="normal" fo:font-weight="normal" officeooo:rsid="0050698e"/>
    </style:style>
    <style:style style:name="T30" style:family="text">
      <style:text-properties officeooo:rsid="0056b775"/>
    </style:style>
    <style:style style:name="T31" style:family="text">
      <style:text-properties officeooo:rsid="005736b0"/>
    </style:style>
    <style:style style:name="T32" style:family="text">
      <style:text-properties officeooo:rsid="0058532b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officeooo:rsid="0058532b"/>
    </style:style>
    <style:style style:name="T35" style:family="text">
      <style:text-properties officeooo:rsid="005a1503"/>
    </style:style>
    <style:style style:name="T36" style:family="text">
      <style:text-properties officeooo:rsid="005aa936"/>
    </style:style>
    <style:style style:name="T37" style:family="text">
      <style:text-properties style:font-name="Montserrat" fo:font-size="12pt" fo:letter-spacing="normal" fo:font-weight="normal" officeooo:rsid="006fbb39"/>
    </style:style>
    <style:style style:name="T38" style:family="text">
      <style:text-properties style:font-name="Montserrat" fo:font-size="12pt" fo:letter-spacing="normal" fo:font-weight="normal" officeooo:rsid="00103c23" style:font-weight-asian="bold" style:font-weight-complex="bold"/>
    </style:style>
    <style:style style:name="T39" style:family="text">
      <style:text-properties style:font-name="Montserrat" fo:font-size="12pt" fo:letter-spacing="normal" fo:font-weight="normal" officeooo:rsid="005defce"/>
    </style:style>
    <style:style style:name="T40" style:family="text">
      <style:text-properties officeooo:rsid="004cff04"/>
    </style:style>
    <style:style style:name="T41" style:family="text">
      <style:text-properties officeooo:rsid="00617fe6"/>
    </style:style>
    <style:style style:name="T42" style:family="text">
      <style:text-properties officeooo:rsid="003b1bfb"/>
    </style:style>
    <style:style style:name="T43" style:family="text">
      <style:text-properties style:use-window-font-color="true" loext:opacity="0%" officeooo:rsid="005a1503"/>
    </style:style>
    <style:style style:name="T44" style:family="text">
      <style:text-properties style:use-window-font-color="true" loext:opacity="0%" officeooo:rsid="0058532b"/>
    </style:style>
    <style:style style:name="T45" style:family="text">
      <style:text-properties style:use-window-font-color="true" loext:opacity="0%" officeooo:rsid="00537aec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7"><text:user-defined style:data-style-name="N0" text:name="Auteur">Rémi TAUVEL</text:user-defined></text:p>
            <text:p text:style-name="P27"/>
            <text:p text:style-name="P27"><text:user-defined style:data-style-name="N0" text:name="Projet">Système de gestion de groupe de pizzerias</text:user-defined></text:p>
            <text:p text:style-name="P23"/>
            <text:p text:style-name="P26"><text:title>Dossier d'exploitation</text:title></text:p>
            <text:p text:style-name="P23"/>
            <text:p text:style-name="P23">Version <text:user-defined style:data-style-name="N0" text:name="Version">0.1</text:user-defined></text:p>
          </table:table-cell>
        </table:table-row>
        <table:table-row table:style-name="Tableau12.2">
          <table:table-cell table:style-name="Tableau12.A1" office:value-type="string">
            <text:p text:style-name="P29">Auteur</text:p>
            <text:p text:style-name="P11"><text:user-defined style:data-style-name="N0" text:name="Auteur">Rémi TAUVEL</text:user-defined></text:p>
            <text:p text:style-name="P28"><text:user-defined style:data-style-name="N0" text:name="Auteur_Role">Développeur</text:user-defined></text:p>
          </table:table-cell>
        </table:table-row>
      </table:table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3">1 - Versions<text:tab/>3</text:p>
          <text:p text:style-name="P43">2 - Introduction<text:tab/>4</text:p>
          <text:p text:style-name="P44">2.1 - Objet du document<text:tab/>4</text:p>
          <text:p text:style-name="P44">2.2 - Références<text:tab/>4</text:p>
          <text:p text:style-name="P43">3 - Pré-requis<text:tab/>5</text:p>
          <text:p text:style-name="P44">3.1 - Système<text:tab/>5</text:p>
          <text:p text:style-name="P42">3.1.1 - Serveur de Base de données<text:tab/>5</text:p>
          <text:p text:style-name="P42">3.1.2 - Serveur Web<text:tab/>5</text:p>
          <text:p text:style-name="P44">3.2 - Bases de données<text:tab/>5</text:p>
          <text:p text:style-name="P44">3.3 - Web-services<text:tab/>5</text:p>
          <text:p text:style-name="P44">3.4 - Autres Ressources<text:tab/>5</text:p>
          <text:p text:style-name="P43">4 - Déploiement de l'Application Web<text:tab/>6</text:p>
          <text:p text:style-name="P42">4.1.1 - Variables d'environnement<text:tab/>6</text:p>
          <text:p text:style-name="P42">4.1.2 - Configuration<text:tab/>6</text:p>
          <text:p text:style-name="P42">4.1.3 - Vérifications<text:tab/>6</text:p>
          <text:p text:style-name="P43">5 - Procédure de démarrage / arrêt<text:tab/>7</text:p>
          <text:p text:style-name="P44">5.1 - Base de données<text:tab/>7</text:p>
          <text:p text:style-name="P44">5.2 - Application web<text:tab/>7</text:p>
          <text:p text:style-name="P43">6 - Procédure de mise à jour<text:tab/>8</text:p>
          <text:p text:style-name="P44">6.1 - Base de données<text:tab/>8</text:p>
          <text:p text:style-name="P44">6.2 - Application web<text:tab/>8</text:p>
          <text:p text:style-name="P43">7 - Supervision/Monitoring<text:tab/>9</text:p>
          <text:p text:style-name="P44">7.1 - Supervision de l’application web<text:tab/>9</text:p>
          <text:p text:style-name="P43">8 - Procédure de sauvegarde et restauration<text:tab/>10</text:p>
        </text:index-body>
      </text:table-of-content>
      <text:p text:style-name="P17"/>
      <text:p text:style-name="P17"/>
      <text:h text:style-name="P63" text:outline-level="1"><text:bookmark-start text:name="__RefHeading___Toc19245_1157249937"/>Versions<text:bookmark-end text:name="__RefHeading___Toc19245_115724993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5">Auteur</text:p>
          </table:table-cell>
          <table:table-cell table:style-name="Tableau7.A1" office:value-type="string">
            <text:p text:style-name="P2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5">Version</text:p>
          </table:table-cell>
        </table:table-row>
        <table:table-row table:style-name="Tableau7.2">
          <table:table-cell table:style-name="Tableau7.A2" office:value-type="string">
            <text:p text:style-name="P49">Rémi TAUVEL</text:p>
          </table:table-cell>
          <table:table-cell table:style-name="Tableau7.B2" office:value-type="string">
            <text:p text:style-name="P24"><text:span text:style-name="T20">08</text:span>/<text:span text:style-name="T20">01</text:span>/<text:span text:style-name="T20">2021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49">0.1</text:p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3" office:value-type="string">
            <text:p text:style-name="P24"/>
          </table:table-cell>
          <table:table-cell table:style-name="Tableau7.C5" office:value-type="string">
            <text:p text:style-name="Table_20_Contents"/>
          </table:table-cell>
          <table:table-cell table:style-name="Tableau7.D3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4" office:value-type="string">
            <text:p text:style-name="P24"/>
          </table:table-cell>
          <table:table-cell table:style-name="Tableau7.C5" office:value-type="string">
            <text:p text:style-name="Table_20_Contents"/>
          </table:table-cell>
          <table:table-cell table:style-name="Tableau7.D4" office:value-type="string">
            <text:p text:style-name="P24"/>
          </table:table-cell>
        </table:table-row>
        <table:table-row table:style-name="Tableau7.2">
          <table:table-cell table:style-name="Tableau7.A5" office:value-type="string">
            <text:p text:style-name="P24"/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4"/>
          </table:table-cell>
        </table:table-row>
      </table:table>
      <text:p text:style-name="P34"/>
      <text:p text:style-name="P33"/>
      <text:h text:style-name="Heading_20_1" text:outline-level="1"><text:bookmark-start text:name="__RefHeading___Toc19247_1157249937"/>Introduction<text:bookmark-end text:name="__RefHeading___Toc19247_1157249937"/></text:h>
      <text:h text:style-name="Heading_20_2" text:outline-level="2"><text:bookmark-start text:name="__RefHeading___Toc19249_1157249937"/>Objet du document<text:bookmark-end text:name="__RefHeading___Toc19249_1157249937"/></text:h>
      <text:p text:style-name="Text_20_body">Le présent document constitue le <text:span text:style-name="T10">dossier d’exploitation </text:span>de l'application <text:span text:style-name="T41">PizzeriaManager</text:span></text:p>
      <text:p text:style-name="P40">Objectif du document: <text:span text:style-name="T41">décrire la marche à suivre pour exploiter l’application PizzeriaManager dans de bonnes conditions</text:span></text:p>
      <text:h text:style-name="Heading_20_2" text:outline-level="2"><text:bookmark-start text:name="__RefHeading___Toc19251_1157249937"/>Références<text:bookmark-end text:name="__RefHeading___Toc19251_1157249937"/></text:h>
      <text:p text:style-name="Text_20_body">Pour de plus amples informations, se référer :</text:p>
      <text:list xml:id="list2460238372" text:style-name="L1">
        <text:list-item>
          <text:p text:style-name="P69"><text:span text:style-name="Emphasis"><text:span text:style-name="T38">PDOCPizza_01_fonctionnelle </text:span></text:span>: Dossier de <text:span text:style-name="T9">conception</text:span> <text:span text:style-name="T40">fonctionnelle</text:span> de l'application</text:p>
        </text:list-item>
        <text:list-item>
          <text:p text:style-name="P69"><text:span text:style-name="Emphasis"><text:span text:style-name="T37">PDOCPizza_0</text:span></text:span><text:span text:style-name="Emphasis"><text:span text:style-name="T39">2</text:span></text:span><text:span text:style-name="Emphasis"><text:span text:style-name="T37">_</text:span></text:span><text:span text:style-name="Emphasis"><text:span text:style-name="T39">technique</text:span></text:span><text:span text:style-name="Emphasis"><text:span text:style-name="T37"> : dossier d’exploitation</text:span></text:span></text:p>
        </text:list-item>
        <text:list-item>
          <text:p text:style-name="P70"><text:span text:style-name="Emphasis"><text:span text:style-name="T37">PDOCPizza_04_PVLivraison : procès verbal de livraison</text:span></text:span></text:p>
        </text:list-item>
      </text:list>
      <text:h text:style-name="P64" text:outline-level="1"><text:bookmark-start text:name="__RefHeading___Toc19253_1157249937"/>Pré-requis<text:bookmark-end text:name="__RefHeading___Toc19253_1157249937"/></text:h>
      <text:h text:style-name="Heading_20_2" text:outline-level="2"><text:bookmark-start text:name="__RefHeading___Toc19255_1157249937"/>Système<text:bookmark-end text:name="__RefHeading___Toc19255_1157249937"/></text:h>
      <text:h text:style-name="Heading_20_3" text:outline-level="3"><text:bookmark-start text:name="__RefHeading___Toc19257_1157249937"/>Serveur de Base de données<text:bookmark-end text:name="__RefHeading___Toc19257_1157249937"/></text:h>
      <text:p text:style-name="P35">Serveur de base de données hébergeant l<text:span text:style-name="T14">e schéma</text:span> <text:span text:style-name="T24">Pizzeria</text:span></text:p>
      <text:h text:style-name="Heading_20_3" text:outline-level="3"><text:bookmark-start text:name="__RefHeading___Toc19259_1157249937"/>Serveur Web<text:bookmark-end text:name="__RefHeading___Toc19259_1157249937"/></text:h>
      <text:p text:style-name="P35">Serveur physique ou virtuel hébergeant l'application web.</text:p>
      <text:h text:style-name="Heading_20_2" text:outline-level="2"><text:bookmark-start text:name="__RefHeading___Toc19261_1157249937"/>Bases de données<text:bookmark-end text:name="__RefHeading___Toc19261_1157249937"/></text:h>
      <text:p text:style-name="Text_20_body">Les bases de données et schémas suivants doivent être accessibles et à jour :</text:p>
      <text:list xml:id="list3000697809" text:style-name="L2">
        <text:list-item>
          <text:p text:style-name="P71"><text:span text:style-name="T6">Postgresql</text:span><text:span text:style-name="T4"> :</text:span> <text:span text:style-name="T11">version </text:span><text:span text:style-name="T21">13.4</text:span></text:p>
        </text:list-item>
        <text:list-item>
          <text:p text:style-name="P72">schema: Pizzeria</text:p>
        </text:list-item>
      </text:list>
      <text:h text:style-name="Heading_20_2" text:outline-level="2"><text:bookmark-start text:name="__RefHeading___Toc19263_1157249937"/>Web-services<text:bookmark-end text:name="__RefHeading___Toc19263_1157249937"/></text:h>
      <text:p text:style-name="Text_20_body">Les web services suivants doivent être accessibles et à jour :</text:p>
      <text:list xml:id="list1337561520" text:style-name="L3">
        <text:list-item>
          <text:p text:style-name="P73"><text:span text:style-name="T6">nginx</text:span><text:span text:style-name="T4"> :</text:span> <text:span text:style-name="T11">version </text:span><text:span text:style-name="T21">1.20.2-1</text:span></text:p>
        </text:list-item>
        <text:list-item>
          <text:p text:style-name="P74"><text:span text:style-name="T4">gunicorn</text:span>: version 20.1.0</text:p>
        </text:list-item>
        <text:list-item>
          <text:p text:style-name="P75">supervisor</text:p>
        </text:list-item>
      </text:list>
      <text:h text:style-name="Heading_20_2" text:outline-level="2"><text:bookmark-start text:name="__RefHeading___Toc19265_1157249937"/><text:span text:style-name="T13">Autres </text:span>Ressource<text:span text:style-name="T13">s</text:span><text:bookmark-end text:name="__RefHeading___Toc19265_1157249937"/></text:h>
      <text:p text:style-name="P36">Lien vers les Documentations des différents logiciels nécessaires:</text:p>
      <text:p text:style-name="P86">Documentations:</text:p>
      <text:list xml:id="list2855808719" text:style-name="L6">
        <text:list-item>
          <text:p text:style-name="P85"><text:a xlink:type="simple" xlink:href="https://docs.djangoproject.com/" text:style-name="Internet_20_link" text:visited-style-name="Visited_20_Internet_20_Link">django</text:a></text:p>
        </text:list-item>
        <text:list-item>
          <text:p text:style-name="P85"><text:a xlink:type="simple" xlink:href="https://gunicorn.org/#docs" text:style-name="Internet_20_link" text:visited-style-name="Visited_20_Internet_20_Link">gunicorn</text:a></text:p>
        </text:list-item>
        <text:list-item>
          <text:p text:style-name="P85"><text:a xlink:type="simple" xlink:href="https://docs.nginx.com/nginx/admin-guide/installing-nginx/installing-nginx-open-source/" text:style-name="Internet_20_link" text:visited-style-name="Visited_20_Internet_20_Link">nginx</text:a></text:p>
        </text:list-item>
        <text:list-item>
          <text:p text:style-name="P77"><text:a xlink:type="simple" xlink:href="https://www.postgresql.org/docs/14/index.html" text:style-name="Internet_20_link" text:visited-style-name="Visited_20_Internet_20_Link">postgresql</text:a></text:p>
        </text:list-item>
        <text:list-item>
          <text:p text:style-name="P87"><text:a xlink:type="simple" xlink:href="http://supervisord.org/" text:style-name="Internet_20_link" text:visited-style-name="Visited_20_Internet_20_Link">supervisor</text:a></text:p>
        </text:list-item>
      </text:list>
      <text:p text:style-name="Text_20_body"/>
      <text:h text:style-name="P66" text:outline-level="1"><text:bookmark-start text:name="__RefHeading___Toc19267_1157249937"/>Déploiement de l'Application Web<text:bookmark-end text:name="__RefHeading___Toc19267_1157249937"/></text:h>
      <text:h text:style-name="Heading_20_3" text:outline-level="3"><text:bookmark-start text:name="__RefHeading___Toc19269_1157249937"/>Variables d'environnement<text:bookmark-end text:name="__RefHeading___Toc19269_1157249937"/></text:h>
      <text:p text:style-name="P39">Voici les variables d'environnement reconnues par les batches de <text:span text:style-name="T12">l’application </text:span><text:span text:style-name="T41">PizzeriaManager</text:span><text:span text:style-name="T12">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006949105904">
          <table:table-cell table:style-name="Tableau2.A1" office:value-type="string">
            <text:p text:style-name="P25">Nom</text:p>
          </table:table-cell>
          <table:table-cell table:style-name="Tableau2.A1" office:value-type="string">
            <text:p text:style-name="P25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 table:style-name="TableLine94007076473936">
          <table:table-cell table:style-name="Tableau2.A2" office:value-type="string">
            <text:p text:style-name="P50">SECRET_KEY</text:p>
          </table:table-cell>
          <table:table-cell table:style-name="Tableau2.B2" office:value-type="string">
            <text:p text:style-name="P50">Oui</text:p>
          </table:table-cell>
          <table:table-cell table:style-name="Tableau2.C2" office:value-type="string">
            <text:p text:style-name="P51">Clé secrète</text:p>
          </table:table-cell>
        </table:table-row>
        <table:table-row table:style-name="TableLine94007000723648">
          <table:table-cell table:style-name="Tableau2.A3" office:value-type="string">
            <text:p text:style-name="P50">ENV</text:p>
          </table:table-cell>
          <table:table-cell table:style-name="Tableau2.B3" office:value-type="string">
            <text:p text:style-name="P50">Oui</text:p>
          </table:table-cell>
          <table:table-cell table:style-name="Tableau2.C3" office:value-type="string">
            <text:p text:style-name="P51">Doit être fixée à ‘production’ pour un serveur de production, ou ‘development’ si serveur de développement (désactivation d’outils de débugguage compromettant la sécurité du système et ralentissant le site) </text:p>
          </table:table-cell>
        </table:table-row>
        <table:table-row table:style-name="TableLine94006965697808">
          <table:table-cell table:style-name="Tableau2.A4" office:value-type="string">
            <text:p text:style-name="P52">DJANGO_SETTINGS_MODULE</text:p>
          </table:table-cell>
          <table:table-cell table:style-name="Tableau2.B4" office:value-type="string">
            <text:p text:style-name="P52">Oui</text:p>
          </table:table-cell>
          <table:table-cell table:style-name="Tableau2.C4" office:value-type="string">
            <text:p text:style-name="P51"><text:span text:style-name="T30">PizzaManager</text:span>.settings.<text:span text:style-name="T30">production</text:span></text:p>
          </table:table-cell>
        </table:table-row>
      </table:table>
      <text:p text:style-name="P39"/>
      <text:p text:style-name="P41">Définissez les variables d’environnement nécessaires <text:span text:style-name="T16">comme ceci:</text:span></text:p>
      <text:p text:style-name="Code">MY_VAR= ‘<text:span text:style-name="T22">my_value’</text:span></text:p>
      <text:h text:style-name="Heading_20_3" text:outline-level="3"><text:bookmark-start text:name="__RefHeading___Toc19271_1157249937"/>Configuration<text:bookmark-end text:name="__RefHeading___Toc19271_1157249937"/></text:h>
      <text:p text:style-name="Text_20_body">Voici les différents fichiers de configuration :</text:p>
      <text:list xml:id="list492649883" text:style-name="L5">
        <text:list-item>
          <text:p text:style-name="P80"><text:span text:style-name="T6">settings.py</text:span> : fichier de configuration de <text:span text:style-name="T21">l’application</text:span></text:p>
        </text:list-item>
      </text:list>
      <text:h text:style-name="P68" text:outline-level="3"><text:bookmark-start text:name="__RefHeading___Toc19273_1157249937"/>Vérifications<text:bookmark-end text:name="__RefHeading___Toc19273_1157249937"/></text:h>
      <text:p text:style-name="P81">La commande suivante devrait retourner un code 200:</text:p>
      <text:p text:style-name="Code">curl -v -XGET 'http://PizzeriaManager.com'</text:p>
      <text:h text:style-name="P65" text:outline-level="1"><text:bookmark-start text:name="__RefHeading___Toc19275_1157249937"/>Procédure de démarrage / arrêt<text:bookmark-end text:name="__RefHeading___Toc19275_1157249937"/></text:h>
      <text:h text:style-name="Heading_20_2" text:outline-level="2"><text:bookmark-start text:name="__RefHeading___Toc19277_1157249937"/>Base de données<text:bookmark-end text:name="__RefHeading___Toc19277_1157249937"/></text:h>
      <text:p text:style-name="P37"><text:span text:style-name="T29">Démarrage: sudo </text:span><text:span text:style-name="T28">systemctl start </text:span><text:span text:style-name="T29">postgresql</text:span></text:p>
      <text:p text:style-name="P58">arrêt: sudo systemctl stop postgresql</text:p>
      <text:h text:style-name="Heading_20_2" text:outline-level="2"><text:bookmark-start text:name="__RefHeading___Toc19279_1157249937"/>Application web<text:bookmark-end text:name="__RefHeading___Toc19279_1157249937"/></text:h>
      <text:p text:style-name="P38">Démarrage:</text:p>
      <text:p text:style-name="P54"><text:span text:style-name="T27">serveur $&gt; </text:span><text:span text:style-name="T25">sudo </text:span><text:span text:style-name="T26">systemctl start</text:span><text:span text:style-name="T25"> nginx</text:span></text:p>
      <text:p text:style-name="P53"><text:span text:style-name="T27">serveur $&gt; </text:span><text:span text:style-name="T25">gunicorn PizzaManager.wsgi: application</text:span></text:p>
      <text:p text:style-name="P59">Arrêt: sudo systemctl stop nginx</text:p>
      <text:h text:style-name="Heading_20_1" text:outline-level="1"><text:bookmark-start text:name="__RefHeading___Toc19281_1157249937"/>Procédure de mise à jour<text:bookmark-end text:name="__RefHeading___Toc19281_1157249937"/></text:h>
      <text:h text:style-name="Heading_20_2" text:outline-level="2"><text:bookmark-start text:name="__RefHeading___Toc19283_1157249937"/><text:span text:style-name="T18">B</text:span>ase de données<text:bookmark-end text:name="__RefHeading___Toc19283_1157249937"/></text:h>
      <text:p text:style-name="P56"><text:span text:style-name="T35">Serveur $&gt; </text:span><text:span text:style-name="T36">su</text:span>do systemctl stop nginx</text:p>
      <text:p text:style-name="P55"><text:span text:style-name="T35">serveur $&gt; </text:span>./manage.py makemigrations</text:p>
      <text:p text:style-name="P55"><text:span text:style-name="T35">serveur $&gt; </text:span>/.manage.py migrate</text:p>
      <text:p text:style-name="P56"><text:span text:style-name="T35">serveur $&gt; </text:span>sudo systemctl start nginx</text:p>
      <text:h text:style-name="Heading_20_2" text:outline-level="2"><text:bookmark-start text:name="__RefHeading___Toc19285_1157249937"/><text:span text:style-name="T18">A</text:span>pplication web<text:bookmark-end text:name="__RefHeading___Toc19285_1157249937"/></text:h>
      <text:p text:style-name="Text_20_body"/>
      <text:h text:style-name="Heading_20_1" text:outline-level="1"><text:bookmark-start text:name="__RefHeading___Toc19287_1157249937"/><text:span text:style-name="T17">Supervision</text:span>/Monitoring<text:bookmark-end text:name="__RefHeading___Toc19287_1157249937"/></text:h>
      <text:h text:style-name="P67" text:outline-level="2"><text:bookmark-start text:name="__RefHeading___Toc19289_1157249937"/><text:span text:style-name="T17">Supervision</text:span> de l’application web<text:bookmark-end text:name="__RefHeading___Toc19289_1157249937"/></text:h>
      <text:p text:style-name="P57">Afin de tester que l’application web est toujours fonctionnelles, faire ceci…</text:p>
      <text:p text:style-name="P81"><text:span text:style-name="T33">utiliser supervisor</text:span></text:p>
      <text:h text:style-name="Heading_20_1" text:outline-level="1"><text:bookmark-start text:name="__RefHeading___Toc19291_1157249937"/>Procédure de sauvegarde <text:span text:style-name="T17">et restauration</text:span><text:bookmark-end text:name="__RefHeading___Toc19291_1157249937"/></text:h>
      <text:p text:style-name="P19"/>
      <text:p text:style-name="P19">Sauvegarde <text:span text:style-name="T41">des données</text:span>:</text:p>
      <text:p text:style-name="P18"><text:span text:style-name="T35">serveur $&gt; </text:span><text:span text:style-name="T32">python </text:span>manage.py dumpdata &gt; <text:span text:style-name="T32">dumps</text:span>.json</text:p>
      <text:p text:style-name="P18"/>
      <text:p text:style-name="P84">restauration des données</text:p>
      <text:p text:style-name="P82"><text:span text:style-name="T43">serveur $&gt; </text:span><text:span text:style-name="T44">python </text:span><text:span text:style-name="T45">manage.py loaddata store/dumps/store.j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adornments="Gras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Droid Sans1" svg:font-family="'Droid Sans'" style:font-adornments="Italique" style:font-family-generic="swiss" style:font-pitch="variable"/>
    <style:font-face style:name="Harabara" svg:font-family="Harabara" style:font-family-generic="swiss" style:font-pitch="variable"/>
    <style:font-face style:name="Harabara1" svg:font-family="Harabara" style:font-adornments="Gras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tserrat" svg:font-family="Montserrat"/>
    <style:font-face style:name="Open Sans" svg:font-family="'Open Sans'" style:font-family-generic="swiss"/>
    <style:font-face style:name="Open Sans Condensed Light" svg:font-family="'Open Sans Condensed Light'" style:font-pitch="variable"/>
    <style:font-face style:name="Open Sans1" svg:font-family="'Open Sans'" style:font-adornments="Normal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1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1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4818*"/>
    </style:style>
    <style:style style:name="Tableau4.B" style:family="table-column">
      <style:table-column-properties style:column-width="8.502cm" style:rel-column-width="4820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8" style:family="paragraph" style:parent-style-name="Table_20_Contents">
      <style:text-properties style:font-name="DejaVu Sans2" fo:font-size="10pt" style:font-size-asian="10pt" style:font-size-complex="10pt"/>
    </style:style>
    <style:style style:name="MT1" style:family="text">
      <style:text-properties officeooo:rsid="001b7e3f"/>
    </style:style>
    <style:style style:name="MT2" style:family="text">
      <style:text-properties fo:color="#555555" loext:opacity="100%"/>
    </style:style>
    <style:style style:name="MT3" style:family="text">
      <style:text-properties fo:color="#96bf3c" loext:opacity="100%"/>
    </style:style>
    <style:style style:name="Mfr1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4007013683600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Système de gestion de groupe de pizzerias</text:user-defined></text:p>
              <text:p text:style-name="MP7"><text:title>Dossier d'exploitation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9/01/2022</text:user-defined></text:p>
              <text:p text:style-name="MP8">Page : <text:page-number text:select-page="current">10</text:page-number><text:s/>/ <text:page-count>10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4007077625696">
            <table:table-cell table:style-name="Tableau4.A1" office:value-type="string">
              <text:p text:style-name="MP9"><draw:frame draw:style-name="Mfr1" draw:name="Image11" text:anchor-type="as-char" svg:width="2.499cm" svg:height="2.499cm" draw:z-index="0"><draw:image xlink:href="Pictures/1000028E000034EB000034EB37685E6DF1490F79.svg" xlink:type="simple" xlink:show="embed" xlink:actuate="onLoad" draw:mime-type="image/svg+xml"/><draw:image xlink:href="Pictures/10000001000002000000020073482DAB9A3A79A2.png" xlink:type="simple" xlink:show="embed" xlink:actuate="onLoad" draw:mime-type="image/png"/></draw:frame></text:p>
            </table:table-cell>
            <table:table-cell table:style-name="Tableau4.A1" office:value-type="string">
              <text:p text:style-name="MP10"><draw:frame draw:style-name="Mfr2" draw:name="Image12" text:anchor-type="as-char" svg:width="2.499cm" svg:height="2.499cm" draw:z-index="1"><draw:image xlink:href="Pictures/1000000100000190000001902E02DC79ED677545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<text:user-defined style:data-style-name="N0" text:name="Auteur">Rémi TAUVEL</text:user-defined></text:p>
            </table:table-cell>
            <table:table-cell table:style-name="Tableau5.A1" office:value-type="string">
              <text:p text:style-name="MP12"/>
            </table:table-cell>
          </table:table-row>
          <table:table-row table:style-name="Tableau5.2">
            <table:table-cell table:style-name="Tableau5.A1" office:value-type="string">
              <text:p text:style-name="MP13"/>
            </table:table-cell>
            <table:table-cell table:style-name="Tableau5.A1" office:value-type="string">
              <text:p text:style-name="MP14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4006964025920"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10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2.4.1$Linux_X86_64 LibreOffice_project/20$Build-1</meta:generator>
    <dc:title>Dossier d'exploitation</dc:title>
    <meta:document-statistic meta:table-count="7" meta:image-count="2" meta:object-count="0" meta:page-count="10" meta:paragraph-count="138" meta:word-count="635" meta:character-count="3912" meta:non-whitespace-character-count="3449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Système de gestion de groupe de pizzerias</meta:user-defined>
    <meta:user-defined meta:name="Version" meta:value-type="string">0.1</meta:user-defined>
    <meta:user-defined meta:name="Version_Date" meta:value-type="date">2022-01-09</meta:user-defined>
  </office:meta>
</office:document-meta>
</file>